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7.336cm" fo:min-width="10.896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99cm" fo:min-width="0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2cm" fo:min-width="2.04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7.62cm" svg:x="4.81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62cm" svg:y1="3.54cm" svg:x2="8.62cm" svg:y2="8.62cm">
          <text:p/>
        </draw:line>
        <draw:line draw:style-name="gr2" draw:text-style-name="P2" draw:layer="layout" svg:x1="6.08cm" svg:y1="6.08cm" svg:x2="11.16cm" svg:y2="6.08cm">
          <text:p/>
        </draw:line>
        <draw:custom-shape draw:style-name="gr3" draw:text-style-name="P3" draw:layer="layout" svg:width="0.635cm" svg:height="0.635cm" svg:x="7.35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9.255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7.35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9.255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54cm" svg:height="1.27cm" svg:x="12.43cm" svg:y="8.62cm">
          <text:p text:style-name="P4"><text:span text:style-name="T1">Connector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0.635cm" svg:height="0.962cm" svg:x="7.35cm" svg:y="3.848cm">
          <draw:text-box>
            <text:p>4</text:p>
          </draw:text-box>
        </draw:frame>
        <draw:frame draw:style-name="gr6" draw:text-style-name="P6" draw:layer="layout" svg:width="0.853cm" svg:height="0.962cm" svg:x="9.255cm" svg:y="3.848cm">
          <draw:text-box>
            <text:p>3</text:p>
          </draw:text-box>
        </draw:frame>
        <draw:frame draw:style-name="gr7" draw:text-style-name="P6" draw:layer="layout" svg:width="0.635cm" svg:height="0.962cm" svg:x="7.35cm" svg:y="7.35cm">
          <draw:text-box>
            <text:p>2</text:p>
          </draw:text-box>
        </draw:frame>
        <draw:frame draw:style-name="gr8" draw:text-style-name="P6" draw:layer="layout" svg:width="0.635cm" svg:height="0.962cm" svg:x="9.255cm" svg:y="7.35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Brent Seidel</meta:initial-creator>
    <meta:creation-date>2021-03-10T10:32:17.695986547</meta:creation-date>
    <dc:date>2021-03-10T10:42:46.687962893</dc:date>
    <dc:creator>Brent Seidel</dc:creator>
    <meta:editing-duration>PT10M29S</meta:editing-duration>
    <meta:editing-cycles>1</meta:editing-cycles>
    <meta:document-statistic meta:object-count="12"/>
    <meta:generator>LibreOffice/6.4.6.2$MacOSX_X86_64 LibreOffice_project/0ce51a4fd21bff07a5c061082cc82c5ed232f115</meta:generator>
  </office:meta>
</office:document-meta>
</file>